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71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0.7972in"/>
    </style:style>
    <style:style style:name="co6" style:family="table-column">
      <style:table-column-properties fo:break-before="auto" style:column-width="2.4681in"/>
    </style:style>
    <style:style style:name="co7" style:family="table-column">
      <style:table-column-properties fo:break-before="auto" style:column-width="2.2134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sh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bb</text:p>
          </table:table-cell>
        </table:table-row>
        <table:table-row table:style-name="ro1" table:number-rows-repeated="1048573">
          <table:table-cell/>
        </table:table-row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hadoop</text:p>
          </table:table-cell>
          <table:table-cell office:value-type="string" calcext:value-type="string">
            <text:p>pyspark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linux comman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ish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khal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anjan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kirat</text:p>
          </table:table-cell>
          <table:table-cell table:number-columns-repeated="3"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financial services</text:p>
          </table:table-cell>
        </table:table-row>
        <table:table-row table:style-name="ro1">
          <table:table-cell office:value-type="string" calcext:value-type="string">
            <text:p>sharque zafar</text:p>
          </table:table-cell>
          <table:table-cell table:number-columns-repeated="2" office:value-type="string" calcext:value-type="string">
            <text:p>limited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appa sank</text:p>
          </table:table-cell>
          <table:table-cell office:value-type="string" calcext:value-type="string">
            <text:p>academi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esh</text:p>
          </table:table-cell>
          <table:table-cell office:value-type="string" calcext:value-type="string">
            <text:p>academi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lam</text:p>
          </table:table-cell>
          <table:table-cell office:value-type="string" calcext:value-type="string">
            <text:p>academi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sh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kit</text:p>
          </table:table-cell>
          <table:table-cell office:value-type="string" calcext:value-type="string">
            <text:p>academi</text:p>
          </table:table-cell>
          <table:table-cell office:value-type="string" calcext:value-type="string">
            <text:p>academic</text:p>
          </table:table-cell>
          <table:table-cell/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academi</text:p>
          </table:table-cell>
          <table:table-cell office:value-type="string" calcext:value-type="string">
            <text:p>aca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yank</text:p>
          </table:table-cell>
          <table:table-cell office:value-type="string" calcext:value-type="string">
            <text:p>acade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vek</text:p>
          </table:table-cell>
          <table:table-cell office:value-type="string" calcext:value-type="string">
            <text:p>acade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hish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tika</text:p>
          </table:table-cell>
          <table:table-cell table:number-columns-repeated="6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20pt" style:font-size-asian="20pt" style:font-size-complex="2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0:02:48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0:02:48.678000000</meta:creation-date>
    <dc:title>DefaultFontTemplate</dc:title>
    <meta:editing-duration>PT8H16M22S</meta:editing-duration>
    <meta:editing-cycles>2</meta:editing-cycles>
    <meta:generator>LibreOffice/7.0.1.2$Windows_X86_64 LibreOffice_project/7cbcfc562f6eb6708b5ff7d7397325de9e764452</meta:generator>
    <meta:initial-creator>samarkant </meta:initial-creator>
    <dc:date>2021-02-16T18:29:21.162000000</dc:date>
    <dc:creator>samarkant </dc:creator>
    <meta:document-statistic meta:table-count="2" meta:cell-count="53" meta:object-count="0"/>
    <meta:template xlink:type="simple" xlink:actuate="onRequest" xlink:title="DefaultFontTemplate" xlink:href="file:///C:/Users/SAMAR/AppData/Roaming/LibreOffice/4/user/template/DefaultFontTemplate.ots" meta:date="2021-02-16T10:02:48.360000000"/>
  </office:meta>
</office:document-meta>
</file>